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09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cc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622" officeooo:paragraph-rsid="001be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12cf3f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69f09"/>
    </style:style>
    <style:style style:name="T5" style:family="text">
      <style:text-properties officeooo:rsid="001869cc"/>
    </style:style>
    <style:style style:name="T6" style:family="text">
      <style:text-properties officeooo:rsid="001a20f5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9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a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07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82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officeooo:rsid="001d62b9"/>
    </style:style>
    <style:style style:name="T14" style:family="text">
      <style:text-properties officeooo:rsid="001e073f"/>
    </style:style>
    <style:style style:name="T15" style:family="text">
      <style:text-properties officeooo:rsid="001f82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8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9"><text:span text:style-name="T7">Numéro :</text:span><text:span text:style-name="T8"> </text:span><text:span text:style-name="T9">cas F-</text:span><text:span text:style-name="T11">I-1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Consulter les fiches insectes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4">Visiteurs (occasionnels ou inscrits)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navigation dans les fiches insectes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01/11/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aucune (pages accessibles à tous)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arrivée dans la partie insectes du si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système affiche la liste des insectes</text:p>
                  <text:p text:style-name="P5">2. Le visiteur sélectionne un insecte </text:p>
                  <text:p text:style-name="P5">3. Le système affiche la fiche de l’insecte</text:p>
                  <text:p text:style-name="P5">4. Le visiteur retourne à la liste → retour à 1</text:p>
                  <text:p text:style-name="P5"><text:span text:style-name="T5">ou </text:span>5. Le visiteur quitte cette partie du site ou le sit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5"><text:span text:style-name="T6">1</text:span>a. Le visiteur arrive directement sur la fiche d’un insecte (moteur de recherche, lien <text:span text:style-name="T13">depuis recette, </text:span>externe…)</text:p>
                  <text:p text:style-name="P7">1b. Le visiteur change le mode de classement</text:p>
                  <text:p text:style-name="P6">2b. Le visiteur décide de quitter la partie insecte ou le site sans consulter aucune fiche</text:p>
                </table:table-cell>
              </table:table-row>
              <table:table-row>
                <table:table-cell table:style-name="Tableau3.A2" office:value-type="string">
                  <text:p text:style-name="P2">S<text:span text:style-name="T3">cénarios d’exception : non affichage d’une page temporairement indisponible : </text:span></text:p>
                  <text:p text:style-name="P6">3a. message d’excuse et redirection vers la liste des insectes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visiteur ferme la page ou poursuit sa navigation dans une autre partie du site.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5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text:span text:style-name="T5">Selon le nombre de fiches insectes, il sera judicieux de proposer plusieurs formes de liste : classée par ordres taxinomiques(coléoptères, orthoptères…), alphabétique par noms scientifiques et alphabétique par noms vernaculaires.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 chargement maximum 1 seconde sur tous supports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 Un insecte peut ne pas avoir de nom vernaculaire (ou en avoir des floppées comme la coccinelle), un nom vernaculaire peut désigner plusieurs espèces.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6:55.007000000</dc:date>
    <meta:editing-duration>PT37M10S</meta:editing-duration>
    <meta:editing-cycles>11</meta:editing-cycles>
    <meta:document-statistic meta:table-count="4" meta:image-count="0" meta:object-count="0" meta:page-count="1" meta:paragraph-count="28" meta:word-count="253" meta:character-count="1599" meta:non-whitespace-character-count="1372"/>
  </office:meta>
</office:document-meta>
</file>